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bab0" officeooo:paragraph-rsid="000ebab0"/>
    </style:style>
    <style:style style:name="P2" style:family="paragraph" style:parent-style-name="Text_20_body" style:list-style-name="L1">
      <style:text-properties officeooo:rsid="000ebab0" officeooo:paragraph-rsid="000ebab0"/>
    </style:style>
    <style:style style:name="P3" style:family="paragraph" style:parent-style-name="Text_20_body" style:list-style-name="L1">
      <style:text-properties officeooo:rsid="000f904c" officeooo:paragraph-rsid="000f904c"/>
    </style:style>
    <style:style style:name="P4" style:family="paragraph" style:parent-style-name="Text_20_body" style:list-style-name="L1">
      <style:text-properties officeooo:rsid="00126b78" officeooo:paragraph-rsid="00126b78"/>
    </style:style>
    <style:style style:name="P5" style:family="paragraph" style:parent-style-name="Text_20_body">
      <style:text-properties officeooo:rsid="00126b78" officeooo:paragraph-rsid="00126b78"/>
    </style:style>
    <style:style style:name="P6" style:family="paragraph" style:parent-style-name="Text_20_body" style:list-style-name="L3">
      <style:text-properties officeooo:rsid="0013e5d6" officeooo:paragraph-rsid="0013e5d6"/>
    </style:style>
    <style:style style:name="P7" style:family="paragraph" style:parent-style-name="Text_20_body" style:list-style-name="L3">
      <style:text-properties officeooo:rsid="00149188" officeooo:paragraph-rsid="00149188"/>
    </style:style>
    <style:style style:name="P8" style:family="paragraph" style:parent-style-name="Standard" style:list-style-name="L1">
      <style:text-properties officeooo:rsid="000ebab0" officeooo:paragraph-rsid="000ebab0"/>
    </style:style>
    <style:style style:name="P9" style:family="paragraph" style:parent-style-name="Standard">
      <style:text-properties officeooo:rsid="000ebab0" officeooo:paragraph-rsid="000ebab0"/>
    </style:style>
    <style:style style:name="P10" style:family="paragraph" style:parent-style-name="Standard" style:list-style-name="L1">
      <style:text-properties officeooo:rsid="000f904c" officeooo:paragraph-rsid="000f904c"/>
    </style:style>
    <style:style style:name="P11" style:family="paragraph" style:parent-style-name="Standard" style:list-style-name="L2">
      <style:text-properties officeooo:paragraph-rsid="000ebab0"/>
    </style:style>
    <style:style style:name="P12" style:family="paragraph" style:parent-style-name="Standard">
      <style:text-properties officeooo:rsid="0014f795" officeooo:paragraph-rsid="0014f795"/>
    </style:style>
    <style:style style:name="P13" style:family="paragraph" style:parent-style-name="Standard" style:list-style-name="L4">
      <style:text-properties officeooo:rsid="0014f795" officeooo:paragraph-rsid="0014f795"/>
    </style:style>
    <style:style style:name="P14" style:family="paragraph" style:parent-style-name="Standard">
      <style:text-properties fo:font-weight="bold" officeooo:rsid="0014f795" officeooo:paragraph-rsid="0014f795" style:font-weight-asian="bold" style:font-weight-complex="bold"/>
    </style:style>
    <style:style style:name="P15" style:family="paragraph" style:parent-style-name="Standard" style:list-style-name="L4">
      <style:text-properties officeooo:rsid="0015affc" officeooo:paragraph-rsid="0015affc"/>
    </style:style>
    <style:style style:name="T1" style:family="text">
      <style:text-properties officeooo:rsid="000ebab0"/>
    </style:style>
    <style:style style:name="T2" style:family="text">
      <style:text-properties officeooo:rsid="00149188"/>
    </style:style>
    <style:style style:name="T3" style:family="text">
      <style:text-properties officeooo:rsid="0014f795"/>
    </style:style>
    <style:style style:name="T4" style:family="text">
      <style:text-properties officeooo:rsid="0015aff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DBC</text:p>
      <text:p text:style-name="P1">Read</text:p>
      <text:list xml:id="list267264355" text:style-name="L2">
        <text:list-item>
          <text:p text:style-name="P11"><text:a xlink:type="simple" xlink:href="https://www.tutorialspoint.com/jdbc/index.htm" text:style-name="Internet_20_link" text:visited-style-name="Visited_20_Internet_20_Link"><text:span text:style-name="T1">https://www.tutorialspoint.com/jdbc/index.htm</text:span></text:a></text:p>
        </text:list-item>
        <text:list-item>
          <text:p text:style-name="P11"><text:a xlink:type="simple" xlink:href="https://www.javatpoint.com/java-jdbc" text:style-name="Internet_20_link" text:visited-style-name="Visited_20_Internet_20_Link">https://www.javatpoint.com/java-jdbc</text:a></text:p>
        </text:list-item>
        <text:list-item>
          <text:p text:style-name="P11"><text:a xlink:type="simple" xlink:href="https://www.javatpoint.com/jdbc-driver" text:style-name="Internet_20_link" text:visited-style-name="Visited_20_Internet_20_Link">https://www.javatpoint.com/jdbc-driver</text:a></text:p>
        </text:list-item>
        <text:list-item>
          <text:p text:style-name="P11">tutorials.jenkov.com/jdbc/resultset.html</text:p>
          <text:p text:style-name="P11"/>
        </text:list-item>
      </text:list>
      <text:p text:style-name="P1"/>
      <text:p text:style-name="P1">Keywords</text:p>
      <text:p text:style-name="P1"/>
      <text:list xml:id="list2286033669" text:style-name="L1">
        <text:list-item>
          <text:p text:style-name="P8">java.sql</text:p>
          <text:p text:style-name="P10">Statement Interface</text:p>
          <text:p text:style-name="P10">ResultSet Interface</text:p>
          <text:p text:style-name="P10">Connection Interface</text:p>
          <text:p text:style-name="P2">java.sql.DriverManager </text:p>
        </text:list-item>
        <text:list-item>
          <text:p text:style-name="P3">Auto commit</text:p>
        </text:list-item>
        <text:list-item>
          <text:p text:style-name="P3">SavePoints</text:p>
        </text:list-item>
        <text:list-item>
          <text:p text:style-name="P3">SQLException</text:p>
        </text:list-item>
        <text:list-item>
          <text:p text:style-name="P4">JDBC Drivers Types</text:p>
        </text:list-item>
      </text:list>
      <text:p text:style-name="P5"/>
      <text:p text:style-name="P5">Question</text:p>
      <text:list xml:id="list4219069837" text:style-name="L3">
        <text:list-item>
          <text:p text:style-name="P6">Describe the usage of JDBC</text:p>
        </text:list-item>
        <text:list-item>
          <text:p text:style-name="P6">What are the types of JDBC Drivers? <text:span text:style-name="T2">When should each be used?</text:span></text:p>
        </text:list-item>
        <text:list-item>
          <text:p text:style-name="P6">What are the types of ResultSet?</text:p>
        </text:list-item>
        <text:list-item>
          <text:p text:style-name="P6">When would you use the Statement Interface?</text:p>
        </text:list-item>
        <text:list-item>
          <text:p text:style-name="P6">What are SavePoints? Why are they required?</text:p>
        </text:list-item>
        <text:list-item>
          <text:p text:style-name="P7">Describe 2 approaches to register a Driver</text:p>
        </text:list-item>
      </text:list>
      <text:p text:style-name="P1"/>
      <text:p text:style-name="P12">Exercise</text:p>
      <text:p text:style-name="P14">Use JDBC for the following tasks</text:p>
      <text:list xml:id="list773633705" text:style-name="L4">
        <text:list-item>
          <text:p text:style-name="P13">Create a DB named “Dogs”</text:p>
        </text:list-item>
        <text:list-item>
          <text:p text:style-name="P13">Create a table named “DogTypes” containing: <text:span text:style-name="T4">Breed VARCHAR(20), DiscoveryDate DATE, Height int, and primary key BreedID.</text:span></text:p>
        </text:list-item>
        <text:list-item>
          <text:p text:style-name="P15">Insert 3 dog types to the table</text:p>
        </text:list-item>
        <text:list-item>
          <text:p text:style-name="P15">add a column to you choice to the table, and add the information to existing dog types</text:p>
        </text:list-item>
        <text:list-item>
          <text:p text:style-name="P15">print the table.<text:span text:style-name="T3">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7:07:09.914504421</meta:creation-date>
    <meta:editing-duration>PT1H18M53S</meta:editing-duration>
    <meta:editing-cycles>3</meta:editing-cycles>
    <meta:generator>LibreOffice/6.0.7.3$Linux_X86_64 LibreOffice_project/00m0$Build-3</meta:generator>
    <dc:date>2020-04-21T15:46:13.662453223</dc:date>
    <meta:document-statistic meta:table-count="0" meta:image-count="0" meta:object-count="0" meta:page-count="1" meta:paragraph-count="31" meta:word-count="147" meta:character-count="923" meta:non-whitespace-character-count="829"/>
  </office:meta>
</office:document-meta>
</file>